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1951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fcf0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acd8c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cfde9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4ec0e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51951" officeooo:paragraph-rsid="00751951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cfde9" officeooo:paragraph-rsid="007cfde9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officeooo:rsid="0083f7d1" officeooo:paragraph-rsid="0083f7d1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51951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cfde9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rsid="00751951" officeooo:paragraph-rsid="00751951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2d80" officeooo:paragraph-rsid="00751951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e869" officeooo:paragraph-rsid="0077e869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5fcf0" officeooo:paragraph-rsid="00751951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c6d37" officeooo:paragraph-rsid="00751951" style:font-size-asian="12pt" style:font-size-complex="12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fo:font-weight="bold" officeooo:rsid="0087e606" officeooo:paragraph-rsid="0087e606" style:font-size-asian="12pt" style:font-weight-asian="bold" style:font-size-complex="12pt" style:font-weight-complex="bold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ec0e"/>
    </style:style>
    <style:style style:name="T54" style:family="text">
      <style:text-properties officeooo:rsid="00751951"/>
    </style:style>
    <style:style style:name="T55" style:family="text">
      <style:text-properties style:text-underline-style="none" officeooo:rsid="00751951"/>
    </style:style>
    <style:style style:name="T56" style:family="text">
      <style:text-properties style:text-underline-style="none" officeooo:rsid="0075fcf0"/>
    </style:style>
    <style:style style:name="T57" style:family="text">
      <style:text-properties style:text-underline-style="none" officeooo:rsid="00772d80"/>
    </style:style>
    <style:style style:name="T58" style:family="text">
      <style:text-properties style:text-underline-style="none" officeooo:rsid="0077e869"/>
    </style:style>
    <style:style style:name="T59" style:family="text">
      <style:text-properties style:text-underline-style="none" officeooo:rsid="007acd8c"/>
    </style:style>
    <style:style style:name="T60" style:family="text">
      <style:text-properties style:text-underline-style="none" officeooo:rsid="007b5c08"/>
    </style:style>
    <style:style style:name="T61" style:family="text">
      <style:text-properties officeooo:rsid="00797f99"/>
    </style:style>
    <style:style style:name="T62" style:family="text">
      <style:text-properties officeooo:rsid="007c6d37"/>
    </style:style>
    <style:style style:name="T63" style:family="text">
      <style:text-properties officeooo:rsid="007cfde9"/>
    </style:style>
    <style:style style:name="T64" style:family="text">
      <style:text-properties officeooo:rsid="007e19c0"/>
    </style:style>
    <style:style style:name="T65" style:family="text">
      <style:text-properties officeooo:rsid="007e5cb0"/>
    </style:style>
    <style:style style:name="T66" style:family="text">
      <style:text-properties officeooo:rsid="0083f915"/>
    </style:style>
    <style:style style:name="T67" style:family="text">
      <style:text-properties officeooo:rsid="00857345"/>
    </style:style>
    <style:style style:name="T6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sing AllTheHaxx Client</text:p>
      <text:p text:style-name="P26"/>
      <text:p text:style-name="P12">by xush' &amp; FuroS</text:p>
      <text:p text:style-name="P12"/>
      <text:p text:style-name="P29">THIS DOCUMENT IS COMPLETELY OUTDATED!</text:p>
      <text:p text:style-name="P29"><text:span text:style-name="T68">The client is discontinued, so it won't be updated anymore.</text:span></text:p>
      <text:p text:style-name="P12"/>
      <text:p text:style-name="P1"/>
      <text:p text:style-name="P12">In this you will find information on how to use the stuff we implemented in the client.</text:p>
      <text:p text:style-name="P16">Note that <text:span text:style-name="T66">this</text:span> isn't complete <text:span text:style-name="T67">yet</text:span>; you can ask on IRC if you need help.</text:p>
      <text:p text:style-name="P1"/>
      <text:p text:style-name="P1"/>
      <text:p text:style-name="P17">Extended Console:</text:p>
      <text:p text:style-name="P1"/>
      <text:p text:style-name="P5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17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<text:span text:style-name="T64">choise</text:span>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 <text:span text:style-name="T65">M</text:span>ode, the network connections will stay alife, so you will stay in your <text:tab/><text:span text:style-name="T6">current</text:span> server. You can still read ingame messages in your (colorful) console or even <text:span text:style-name="T7">chat <text:tab/>with</text:span> people (<text:span text:style-name="T8">using</text:span> 'say textmessage' <text:span text:style-name="T9">command</text:span>).</text:p>
      <text:p text:style-name="P1"/>
      <text:p text:style-name="P10"><text:tab/>Usage:</text:p>
      <text:p text:style-name="P11"><text:tab/><text:tab/>cl_console_mode 1<text:tab/>= activates Consolemode</text:p>
      <text:p text:style-name="P11"><text:tab/><text:tab/>cl_console_mode 0<text:tab/>= deactivate Consolemode</text:p>
      <text:p text:style-name="P10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27"/>
      <text:p text:style-name="P17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18">IRC:</text:p>
      <text:p text:style-name="P6"/>
      <text:p text:style-name="P6"><text:tab/>With this tool you can join the <text:span text:style-name="T20">#</text:span>AllTheHaxx IRC-Channel <text:span text:style-name="T21">to chat with other client users.</text:span></text:p>
      <text:p text:style-name="P6"/>
      <text:p text:style-name="P6"><text:tab/>Simply press F5, choose your name, press enter and: There you go.</text:p>
      <text:p text:style-name="P6"/>
      <text:p text:style-name="P6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6"/>
      <text:p text:style-name="P6"><text:tab/>If you have any questions about the client etc., this is the right place to ask.</text:p>
      <text:p text:style-name="P18"/>
      <text:p text:style-name="P18"><text:span text:style-name="T54">Hidden Chat</text:span>:</text:p>
      <text:p text:style-name="P6"/>
      <text:p text:style-name="P6"><text:tab/><text:span text:style-name="T54">This feature allows you to communicate with other AllTheHaxx-Users nearby using <text:tab/>playerflags. The advantage is, that admins can not (or rather will not) log your conversation. <text:tab/>The datatransmission can a little time, because the message is transfered character by <text:tab/>character, also note that some special characters are not supported.</text:span></text:p>
      <text:p text:style-name="P6"><text:tab/></text:p>
      <text:p text:style-name="P6"><text:tab/><text:span text:style-name="T61">Usage:</text:span></text:p>
      <text:p text:style-name="P14"><text:tab/><text:tab/>On default it's bound on "f", the command to bind it somewhere else is "chat <text:tab/><text:tab/><text:tab/>hidden". You may also turn off reveiving hidden messages with the command <text:tab/><text:tab/><text:tab/>"cl_hidden_chat 0"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Crypt Chat:</text:p>
      <text:p text:style-name="P6"><text:span text:style-name="T55"><text:tab/>Intends the same purpose as the hidden chat, </text:span><text:span text:style-name="T56">but this one is more secure. It uses the RSA <text:tab/>algorithm for </text:span><text:span text:style-name="T57">crypting making it pretty secure. You have to have the same key pair as your</text:span></text:p>
      <text:p text:style-name="P21"><text:tab/>communication partner, otherwhys this won't work. <text:span text:style-name="T62">This works global as it depends on the</text:span></text:p>
      <text:p text:style-name="P24"><text:tab/>teeworlds chat, and not playerflags like the hidden chat.</text:p>
      <text:p text:style-name="P21"/>
      <text:p text:style-name="P21"><text:tab/>Usage:</text:p>
      <text:p text:style-name="P21"><text:tab/><text:tab/>(Note that you may also use the GUI instead of the commands!!!)</text:p>
      <text:p text:style-name="P6"><text:span text:style-name="T57"><text:tab/><text:tab/>From scratch, </text:span><text:span text:style-name="T58">first run the following command:</text:span></text:p>
      <text:p text:style-name="P22"><text:tab/><text:tab/><text:tab/>genenerate_rsa_keys 128 3</text:p>
      <text:p text:style-name="P22"><text:tab/><text:tab/>If you are on DDRace or another advanced mod supporting more then 128 characters <text:tab/><text:tab/>in the chat consider using 256 instead of 128.</text:p>
      <text:p text:style-name="P22"><text:tab/><text:tab/></text:p>
      <text:p text:style-name="P22"><text:tab/><text:tab/>Now save the keys by running:</text:p>
      <text:p text:style-name="P22"><text:tab/><text:tab/><text:tab/>save_rsa_keys</text:p>
      <text:p text:style-name="P22"><text:tab/><text:tab/></text:p>
      <text:p text:style-name="P22"><text:tab/><text:tab/>Next you have to send your partner the files "rsa_pub.key" and rsa_priv.key", then he <text:tab/><text:tab/>has to run the command:</text:p>
      <text:p text:style-name="P22"><text:tab/><text:tab/><text:tab/>load_rsa_keys</text:p>
      <text:p text:style-name="P22"/>
      <text:p text:style-name="P8"><text:span text:style-name="T58"><text:tab/><text:tab/></text:span><text:span text:style-name="T55">On default it's bound on "</text:span><text:span text:style-name="T60">g"</text:span><text:span text:style-name="T55">, the command to bind it somewhere else is </text:span></text:p>
      <text:p text:style-name="P8"><text:span text:style-name="T55"><text:tab/><text:tab/>"chat </text:span><text:span text:style-name="T59">crypt</text:span><text:span text:style-name="T55">".</text:span></text:p>
      <text:p text:style-name="P23"/>
      <text:p text:style-name="P23"><text:tab/>Note:</text:p>
      <text:p text:style-name="P7"><text:span text:style-name="T56"><text:tab/><text:tab/>Take a look at </text:span><text:a xlink:type="simple" xlink:href="https://simple.wikipedia.org/wiki/RSA_(algorithm" text:style-name="Internet_20_link" text:visited-style-name="Visited_20_Internet_20_Link">https://simple.wikipedia.org/wiki/RSA_(algorithm</text:a><text:span text:style-name="T56">) for further <text:tab/><text:tab/><text:tab/>information.</text:span></text:p>
      <text:p text:style-name="P1"/>
      <text:p text:style-name="P17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17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/text:span><text:soft-page-break/><text:span text:style-name="T30"><text:tab/>supplies it and the entry will be maked in green for you to see that it's active. If the script 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17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17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3">This </text:span></text:p>
      <text:p text:style-name="P13"><text:tab/>feature is most likely useful on gores maps to view your progress on the map.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19"><text:span text:style-name="T63">Server-Dependend-Configuration</text:span>:</text:p>
      <text:p text:style-name="P9"/>
      <text:p text:style-name="P9"><text:tab/><text:span text:style-name="T63">You can add configurations which contain f1 commands that are executed when you join a</text:span></text:p>
      <text:p text:style-name="P15"><text:tab/>specific server. To do so, you can click the little "+" on the top left in the ingame "Game"</text:p>
      <text:p text:style-name="P15"><text:tab/>menu, where you also join teams to show the extra menu. Now click the "Server Config"</text:p>
      <text:p text:style-name="P15"><text:tab/>button and add any commands that you want to be executed when joining the server you are </text:p>
      <text:p text:style-name="P15"><text:tab/>currently playing on. Don't forget to save, when you are done.</text:p>
      <text:p text:style-name="P9"/>
      <text:p text:style-name="P15"><text:tab/>Note:</text:p>
      <text:p text:style-name="P15"><text:tab/><text:tab/>One possible way to use this are mods that feature an account system. The command</text:p>
      <text:p text:style-name="P15"><text:tab/><text:tab/>to add would be "say /login username password" in that case.</text:p>
      <text:p text:style-name="P15"><text:tab/><text:tab/>Obviously the possibilities are endless though.</text:p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35S</meta:editing-duration>
    <meta:editing-cycles>142</meta:editing-cycles>
    <meta:generator>LibreOffice/5.1.4.2$Linux_X86_64 LibreOffice_project/10m0$Build-2</meta:generator>
    <dc:date>2017-01-06T14:32:59.618130124</dc:date>
    <meta:document-statistic meta:table-count="0" meta:image-count="0" meta:object-count="0" meta:page-count="4" meta:paragraph-count="97" meta:word-count="1212" meta:character-count="7149" meta:non-whitespace-character-count="5885"/>
    <meta:user-defined meta:name="Info 1"/>
    <meta:user-defined meta:name="Info 2"/>
    <meta:user-defined meta:name="Info 3"/>
    <meta:user-defined meta:name="Info 4"/>
  </office:meta>
</office:document-meta>
</file>